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1"/>
    </style:style>
    <style:style style:name="P2" style:family="paragraph" style:parent-style-name="Standard">
      <style:paragraph-properties fo:text-align="center" style:justify-single-word="false"/>
      <style:text-properties style:font-name="DejaVu Sans Mono1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DejaVu Sans Mono1"/>
    </style:style>
    <style:style style:name="P4" style:family="paragraph" style:parent-style-name="Preformatted_20_Text">
      <style:text-properties style:font-name="DejaVu Sans Mono1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" fo:font-weight="bold" style:font-weight-asian="bold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f0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PROGRAM – 5</text:span></text:p>
      <text:p text:style-name="P1">/********************************************************************/</text:p>
      <text:p text:style-name="P1">/* Name of the Program : gross salary <text:tab/><text:tab/><text:tab/><text:tab/><text:tab/><text:tab/> <text:s text:c="2"/>*/</text:p>
      <text:p text:style-name="P1">/* Aim <text:s text:c="16"/>: computes gross salary of an employee using */</text:p>
      <text:p text:style-name="P1">/* <text:s text:c="22"/>basic conditions <text:s text:c="26"/>*/</text:p>
      <text:p text:style-name="P1">/* Author <text:s text:c="13"/>: Phebe John <text:s text:c="32"/>*/</text:p>
      <text:p text:style-name="P1">/* Date Written <text:s text:c="7"/>: 1<text:span text:style-name="T8">8</text:span>.01.2018 <text:s text:c="32"/>*/</text:p>
      <text:p text:style-name="P1"><text:span text:style-name="T7">/</text:span>********************************************************************<text:span text:style-name="T7">/</text:span></text:p>
      <text:p text:style-name="P2"/>
      <text:p text:style-name="P1">/********************************************************************/</text:p>
      <text:p text:style-name="P1">/* <text:span text:style-name="T6">PROGRAM: <text:s text:c="56"/></text:span>*/</text:p>
      <text:p text:style-name="P1"><text:span text:style-name="T6"><text:tab/></text:span></text:p>
      <text:p text:style-name="P4">echo Enter basic salary</text:p>
      <text:p text:style-name="P4">read bas_sal</text:p>
      <text:p text:style-name="P4">if [ $bas_sal -le 1500 ]</text:p>
      <text:p text:style-name="P4">then </text:p>
      <text:p text:style-name="P4"><text:s text:c="3"/>hra=`expr $bas_sal \* 10 / 100`</text:p>
      <text:p text:style-name="P4"><text:s text:c="3"/>da=`expr $bas_sal \* 90 / 100`</text:p>
      <text:p text:style-name="P4"><text:s text:c="3"/>gsal=`expr $bas_sal + $hra + $da`</text:p>
      <text:p text:style-name="P4">elif [ $bas_sal -ge 1500 ]</text:p>
      <text:p text:style-name="P4">then</text:p>
      <text:p text:style-name="P4"><text:s text:c="3"/>hra=500</text:p>
      <text:p text:style-name="P4"><text:s text:c="3"/>da=`expr$bas_sal \* 98 / 100`</text:p>
      <text:p text:style-name="P4"><text:s text:c="3"/>gsal=`expr $bas_sal + $hra + $da`</text:p>
      <text:p text:style-name="P4">fi</text:p>
      <text:p text:style-name="P4">echo The gross salary is $gsal</text:p>
      <text:p text:style-name="P4">/********************************************************************/</text:p>
      <text:p text:style-name="P4"/>
      <text:p text:style-name="P1">/********************************************************************/</text:p>
      <text:p text:style-name="P1">/* <text:span text:style-name="T7">RESULT : </text:span><text:span text:style-name="T6"><text:s text:c="56"/></text:span>*/</text:p>
      <text:p text:style-name="P1">/* <text:span text:style-name="T7"><text:s text:c="2"/></text:span><text:span text:style-name="T6"><text:s text:c="63"/></text:span>*/<text:span text:style-name="T6"> <text:s text:c="57"/></text:span><text:s text:c="65"/></text:p>
      <text:p text:style-name="P1">/* The script is executed and the output is verified <text:s text:c="15"/>*/</text:p>
      <text:p text:style-name="P1">/* <text:span text:style-name="T7"><text:s text:c="8"/></text:span><text:span text:style-name="T6"><text:s text:c="57"/></text:span>*/</text:p>
      <text:p text:style-name="P1">/*******************************************************************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********************************************************************/</text:p>
      <text:p text:style-name="P1"><text:soft-page-break/><text:span text:style-name="T6">OUTPUT: <text:s text:c="57"/></text:span></text:p>
      <text:p text:style-name="P1"><text:s text:c="65"/></text:p>
      <text:p text:style-name="P1">$ ./pgm5.sh</text:p>
      <text:p text:style-name="P1">Enter basic salary</text:p>
      <text:p text:style-name="P1">1000</text:p>
      <text:p text:style-name="P1">The gross salary is 2000</text:p>
      <text:p text:style-name="P1">/********************************************************************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63</meta:editing-cycles>
    <meta:print-date>2018-03-24T18:15:00</meta:print-date>
    <meta:creation-date>2016-11-01T11:32:00</meta:creation-date>
    <dc:date>2018-03-25T16:21:41.970052200</dc:date>
    <dc:language>en-IN</dc:language>
    <meta:editing-duration>PT6H34M14S</meta:editing-duration>
    <meta:generator>LibreOffice/5.4.2.2$Linux_X86_64 LibreOffice_project/40m0$Build-2</meta:generator>
    <meta:document-statistic meta:table-count="0" meta:image-count="0" meta:object-count="0" meta:page-count="2" meta:paragraph-count="40" meta:word-count="137" meta:character-count="1868" meta:non-whitespace-character-count="10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